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0" number:language="en" number:country="GB">
      <number:number number:min-integer-digits="1"/>
    </number:number-style>
    <number:number-style style:name="N15002" number:language="en" number:country="GB">
      <number:number number:decimal-places="2" number:min-integer-digits="1"/>
    </number:number-style>
    <number:date-style style:name="N1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number-style style:name="N20000" number:language="en" number:country="US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20000"/>
    <style:style style:name="ce2" style:family="table-cell" style:parent-style-name="Default" style:data-style-name="N20037"/>
    <style:style style:name="ce3" style:family="table-cell" style:parent-style-name="Default" style:data-style-name="N15000"/>
    <style:style style:name="ce4" style:family="table-cell" style:parent-style-name="Default" style:data-style-name="N15002"/>
    <style:style style:name="ce5" style:family="table-cell" style:parent-style-name="Default" style:data-style-name="N15037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  <table:table-cell table:style-name="ce3" office:value-type="float" office:value="2.5">
            <text:p>2.5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31,2.5">
            <text:p>1,31,2.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029">
            <text:p>1029</text:p>
          </table:table-cell>
          <table:table-cell table:style-name="ce4" office:value-type="float" office:value="3">
            <text:p>3.00</text:p>
          </table:table-cell>
          <table:table-cell table:style-name="Default" table:formula="of:=CONCATENATE([.A1:.A99]&amp;&quot;,&quot;;[.B1:.B99]&amp;&quot;,&quot;;SUBSTITUTE([.C1:.C99];&quot;,&quot;;&quot;.&quot;))" office:value-type="string" office:string-value="1,1029,3">
            <text:p>1,1029,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061">
            <text:p>1061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061,3">
            <text:p>1,1061,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29">
            <text:p>1129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129,2">
            <text:p>1,1129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72">
            <text:p>1172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172,4">
            <text:p>1,1172,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63">
            <text:p>1263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263,2">
            <text:p>1,1263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87">
            <text:p>1287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287,2">
            <text:p>1,1287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93">
            <text:p>1293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293,2">
            <text:p>1,1293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339">
            <text:p>1339</text:p>
          </table:table-cell>
          <table:table-cell table:style-name="ce4" office:value-type="float" office:value="3.5">
            <text:p>3.5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339,3.5">
            <text:p>1,1339,3.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343">
            <text:p>1343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343,2">
            <text:p>1,1343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371">
            <text:p>1371</text:p>
          </table:table-cell>
          <table:table-cell table:style-name="ce4" office:value-type="float" office:value="2.5">
            <text:p>2.5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371,2.5">
            <text:p>1,1371,2.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405">
            <text:p>1405</text:p>
          </table:table-cell>
          <table:table-cell table:style-name="ce4" office:value-type="float" office:value="1">
            <text:p>1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405,1">
            <text:p>1,1405,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53">
            <text:p>1953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1953,4">
            <text:p>1,1953,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05">
            <text:p>2105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105,4">
            <text:p>1,2105,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50">
            <text:p>2150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150,3">
            <text:p>1,2150,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93">
            <text:p>2193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193,2">
            <text:p>1,2193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294">
            <text:p>2294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294,2">
            <text:p>1,2294,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455">
            <text:p>2455</text:p>
          </table:table-cell>
          <table:table-cell table:style-name="ce4" office:value-type="float" office:value="2.5">
            <text:p>2.5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455,2.5">
            <text:p>1,2455,2.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968">
            <text:p>2968</text:p>
          </table:table-cell>
          <table:table-cell table:style-name="ce4" office:value-type="float" office:value="1">
            <text:p>1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2968,1">
            <text:p>1,2968,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671">
            <text:p>3671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1,3671,3">
            <text:p>1,3671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0,4">
            <text:p>2,1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7">
            <text:p>17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7,5">
            <text:p>2,17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9,5">
            <text:p>2,39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7">
            <text:p>47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7,4">
            <text:p>2,47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0">
            <text:p>5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0,4">
            <text:p>2,5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2">
            <text:p>5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2,3">
            <text:p>2,5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62,3">
            <text:p>2,6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10">
            <text:p>11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10,4">
            <text:p>2,11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44">
            <text:p>144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44,3">
            <text:p>2,144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50,5">
            <text:p>2,150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53">
            <text:p>153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53,4">
            <text:p>2,153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61">
            <text:p>161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61,3">
            <text:p>2,161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65">
            <text:p>165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65,3">
            <text:p>2,165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68">
            <text:p>168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68,3">
            <text:p>2,168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85">
            <text:p>185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85,3">
            <text:p>2,185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86">
            <text:p>186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186,3">
            <text:p>2,186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8">
            <text:p>208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08,3">
            <text:p>2,208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2">
            <text:p>222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22,5">
            <text:p>2,222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3">
            <text:p>223</text:p>
          </table:table-cell>
          <table:table-cell table:style-name="ce4" office:value-type="float" office:value="1">
            <text:p>1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23,1">
            <text:p>2,223,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5">
            <text:p>225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25,3">
            <text:p>2,225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35">
            <text:p>235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35,3">
            <text:p>2,235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48">
            <text:p>248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48,3">
            <text:p>2,248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53">
            <text:p>253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53,4">
            <text:p>2,253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61">
            <text:p>261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61,4">
            <text:p>2,261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65">
            <text:p>265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65,5">
            <text:p>2,265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66">
            <text:p>266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66,5">
            <text:p>2,266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72">
            <text:p>27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72,3">
            <text:p>2,27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73">
            <text:p>273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73,4">
            <text:p>2,273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92">
            <text:p>29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92,3">
            <text:p>2,29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96">
            <text:p>296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296,4">
            <text:p>2,296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00,3">
            <text:p>2,300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14">
            <text:p>314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14,4">
            <text:p>2,314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17">
            <text:p>317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17,2">
            <text:p>2,317,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19">
            <text:p>319</text:p>
          </table:table-cell>
          <table:table-cell table:style-name="ce4" office:value-type="float" office:value="1">
            <text:p>1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19,1">
            <text:p>2,319,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39">
            <text:p>339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39,3">
            <text:p>2,339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49">
            <text:p>349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49,4">
            <text:p>2,349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50">
            <text:p>35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50,4">
            <text:p>2,35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56">
            <text:p>356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56,3">
            <text:p>2,356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57">
            <text:p>35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57,3">
            <text:p>2,35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64">
            <text:p>364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64,3">
            <text:p>2,364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67">
            <text:p>36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67,3">
            <text:p>2,36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0">
            <text:p>370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70,2">
            <text:p>2,370,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1">
            <text:p>371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71,3">
            <text:p>2,371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2">
            <text:p>37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72,3">
            <text:p>2,37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7">
            <text:p>37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77,3">
            <text:p>2,37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82">
            <text:p>38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382,3">
            <text:p>2,38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05">
            <text:p>405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05,2">
            <text:p>2,405,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10">
            <text:p>410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10,3">
            <text:p>2,410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54">
            <text:p>454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54,4">
            <text:p>2,454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57">
            <text:p>45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57,3">
            <text:p>2,45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68">
            <text:p>468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68,4">
            <text:p>2,468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74">
            <text:p>474</text:p>
          </table:table-cell>
          <table:table-cell table:style-name="ce4" office:value-type="float" office:value="2">
            <text:p>2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74,2">
            <text:p>2,474,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80">
            <text:p>48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80,4">
            <text:p>2,48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85">
            <text:p>485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85,3">
            <text:p>2,485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97">
            <text:p>49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497,3">
            <text:p>2,49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00,4">
            <text:p>2,500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08">
            <text:p>508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08,4">
            <text:p>2,508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09">
            <text:p>509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09,4">
            <text:p>2,509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15">
            <text:p>515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15,4">
            <text:p>2,515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27">
            <text:p>527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27,4">
            <text:p>2,527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37">
            <text:p>537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37,4">
            <text:p>2,537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39">
            <text:p>539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39,3">
            <text:p>2,539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50">
            <text:p>550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50,3">
            <text:p>2,550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51">
            <text:p>551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51,5">
            <text:p>2,551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52">
            <text:p>552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52,3">
            <text:p>2,552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85">
            <text:p>585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85,5">
            <text:p>2,585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86">
            <text:p>586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86,3">
            <text:p>2,586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87">
            <text:p>587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87,3">
            <text:p>2,587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88">
            <text:p>588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88,3">
            <text:p>2,588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89">
            <text:p>589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89,5">
            <text:p>2,589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90">
            <text:p>590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90,5">
            <text:p>2,590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92">
            <text:p>592</text:p>
          </table:table-cell>
          <table:table-cell table:style-name="ce4" office:value-type="float" office:value="5">
            <text:p>5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92,5">
            <text:p>2,592,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93">
            <text:p>593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593,3">
            <text:p>2,593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16">
            <text:p>616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616,3">
            <text:p>2,616,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61">
            <text:p>661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661,4">
            <text:p>2,661,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720">
            <text:p>72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2,720,4">
            <text:p>2,720,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4" office:value-type="float" office:value="3">
            <text:p>3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3,60,3">
            <text:p>3,60,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10">
            <text:p>110</text:p>
          </table:table-cell>
          <table:table-cell table:style-name="ce4" office:value-type="float" office:value="4">
            <text:p>4.0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3,110,4">
            <text:p>3,110,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47">
            <text:p>247</text:p>
          </table:table-cell>
          <table:table-cell table:style-name="ce4" office:value-type="float" office:value="3.5">
            <text:p>3.50</text:p>
          </table:table-cell>
          <table:table-cell table:style-name="ce1" table:formula="of:=CONCATENATE([.A1:.A99]&amp;&quot;,&quot;;[.B1:.B99]&amp;&quot;,&quot;;SUBSTITUTE([.C1:.C99];&quot;,&quot;;&quot;.&quot;))" office:value-type="string" office:string-value="3,247,3.5">
            <text:p>3,247,3.5</text:p>
          </table:table-cell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23/02/2017</text:date>, <text:time>14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ngbis" style:display-name="PageStyle_ratingb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ément SPIES</meta:initial-creator>
    <meta:creation-date>2017-02-23T13:26:23.92</meta:creation-date>
    <dc:date>2017-02-23T14:54:11.70</dc:date>
    <dc:creator>Clément SPIES</dc:creator>
    <meta:editing-duration>PT10M31S</meta:editing-duration>
    <meta:editing-cycles>1</meta:editing-cycles>
    <meta:document-statistic meta:table-count="3" meta:cell-count="396" meta:object-count="0"/>
    <meta:generator>OpenOffice.org/3.3$Win32 OpenOffice.org_project/330m20$Build-9567</meta:generator>
  </office:meta>
</office:document-meta>
</file>